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T12_26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" style:family="paragraph" style:parent-style-name="Heading_20_1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Heading_20_1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able1" style:family="table">
      <style:table-properties table:align="left" style:width="22.86cm" fo:margin-left="0.176cm"/>
    </style:style>
    <style:style style:name="Column1" style:family="table-column">
      <style:table-column-properties style:column-width="7.699cm"/>
    </style:style>
    <style:style style:name="Column2" style:family="table-column">
      <style:table-column-properties style:column-width="8.096cm"/>
    </style:style>
    <style:style style:name="Column3" style:family="table-column">
      <style:table-column-properties style:column-width="2.566cm"/>
    </style:style>
    <style:style style:name="Column4" style:family="table-column">
      <style:table-column-properties style:column-width="4.498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/>
    <style:style style:name="T2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able2" style:family="table">
      <style:table-properties table:align="left" style:width="22.86cm" fo:margin-left="0.176cm"/>
    </style:style>
    <style:style style:name="Column5" style:family="table-column">
      <style:table-column-properties style:column-width="7.699cm"/>
    </style:style>
    <style:style style:name="Column6" style:family="table-column">
      <style:table-column-properties style:column-width="8.096cm"/>
    </style:style>
    <style:style style:name="Column7" style:family="table-column">
      <style:table-column-properties style:column-width="2.566cm"/>
    </style:style>
    <style:style style:name="Column8" style:family="table-column">
      <style:table-column-properties style:column-width="4.498cm"/>
    </style:style>
    <style:style style:name="Row3" style:family="table-row"/>
    <style:style style:name="Cell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wv8poctu8ibl"/><text:bookmark-end text:name="h.wv8poctu8ibl"/><text:span text:style-name="T1_1">Identificação</text:span><text:span text:style-name="T1_2"><text:s/></text:span><text:span text:style-name="T1_3">dos</text:span><text:span text:style-name="T1_4"><text:s/></text:span><text:span text:style-name="T1_5">itens</text:span><text:span text:style-name="T1_6"><text:s/></text:span><text:span text:style-name="T1_7">de</text:span><text:span text:style-name="T1_8"><text:s/></text:span><text:span text:style-name="T1_9">repositório</text:span></text:p>
      <text:p text:style-name="P2"/>
      <text:p text:style-name="P3"/>
      <text:p text:style-name="P4"><text:span text:style-name="T4_1"><text:a xlink:type="simple" xlink:href="#h.fjwcf36tgfya"><text:span text:style-name="T4_2">Introdução</text:span></text:a></text:span></text:p>
      <text:p text:style-name="P5"><text:span text:style-name="T5_1"><text:a xlink:type="simple" xlink:href="#h.dv4ctddvntjq"><text:span text:style-name="T5_2">Itens</text:span></text:a></text:span><text:span text:style-name="T5_3"><text:a xlink:type="simple" xlink:href="#h.dv4ctddvntjq"><text:span text:style-name="T5_4"><text:s/></text:span></text:a></text:span><text:span text:style-name="T5_5"><text:a xlink:type="simple" xlink:href="#h.dv4ctddvntjq"><text:span text:style-name="T5_6">versionados</text:span></text:a></text:span></text:p>
      <text:p text:style-name="P6"><text:span text:style-name="T6_1"><text:a xlink:type="simple" xlink:href="#h.hyr0803pb6ht"><text:span text:style-name="T6_2">Itens</text:span></text:a></text:span><text:span text:style-name="T6_3"><text:a xlink:type="simple" xlink:href="#h.hyr0803pb6ht"><text:span text:style-name="T6_4"><text:s/></text:span></text:a></text:span><text:span text:style-name="T6_5"><text:a xlink:type="simple" xlink:href="#h.hyr0803pb6ht"><text:span text:style-name="T6_6">de</text:span></text:a></text:span><text:span text:style-name="T6_7"><text:a xlink:type="simple" xlink:href="#h.hyr0803pb6ht"><text:span text:style-name="T6_8"><text:s/></text:span></text:a></text:span><text:span text:style-name="T6_9"><text:a xlink:type="simple" xlink:href="#h.hyr0803pb6ht"><text:span text:style-name="T6_10">configuração</text:span></text:a></text:span></text:p>
      <text:p text:style-name="P7"><text:span text:style-name="T7_1"><text:a xlink:type="simple" xlink:href="#h.vbqbjrb6dsjp"><text:span text:style-name="T7_2">Itens</text:span></text:a></text:span><text:span text:style-name="T7_3"><text:a xlink:type="simple" xlink:href="#h.vbqbjrb6dsjp"><text:span text:style-name="T7_4"><text:s/></text:span></text:a></text:span><text:span text:style-name="T7_5"><text:a xlink:type="simple" xlink:href="#h.vbqbjrb6dsjp"><text:span text:style-name="T7_6">de</text:span></text:a></text:span><text:span text:style-name="T7_7"><text:a xlink:type="simple" xlink:href="#h.vbqbjrb6dsjp"><text:span text:style-name="T7_8"><text:s/></text:span></text:a></text:span><text:span text:style-name="T7_9"><text:a xlink:type="simple" xlink:href="#h.vbqbjrb6dsjp"><text:span text:style-name="T7_10">baseline</text:span></text:a></text:span></text:p>
      <text:p text:style-name="P8"/>
      <text:p text:style-name="P9"/>
      <text:h text:style-name="P10" text:outline-level="10"><text:bookmark-start text:name="h.fjwcf36tgfya"/><text:bookmark-end text:name="h.fjwcf36tgfya"/><text:span text:style-name="T10_1">Introdução</text:span></text:h>
      <text:p text:style-name="P11"><text:span text:style-name="T11_1">Existem</text:span><text:span text:style-name="T11_2"><text:s/></text:span><text:span text:style-name="T11_3">vários</text:span><text:span text:style-name="T11_4"><text:s/></text:span><text:span text:style-name="T11_5">artefatos</text:span><text:span text:style-name="T11_6"><text:s/></text:span><text:span text:style-name="T11_7">que</text:span><text:span text:style-name="T11_8"><text:s/></text:span><text:span text:style-name="T11_9">compõe</text:span><text:span text:style-name="T11_10"><text:s/></text:span><text:span text:style-name="T11_11">o</text:span><text:span text:style-name="T11_12"><text:s/></text:span><text:span text:style-name="T11_13">repositório</text:span><text:span text:style-name="T11_14"><text:s/></text:span><text:span text:style-name="T11_15">do</text:span><text:span text:style-name="T11_16"><text:s/></text:span><text:span text:style-name="T11_17">projeto</text:span><text:span text:style-name="T11_18">.<text:s/></text:span><text:span text:style-name="T11_19">Alguns</text:span><text:span text:style-name="T11_20"><text:s/></text:span><text:span text:style-name="T11_21">necessitam</text:span><text:span text:style-name="T11_22"><text:s/></text:span><text:span text:style-name="T11_23">de</text:span><text:span text:style-name="T11_24"><text:s/></text:span><text:span text:style-name="T11_25">um</text:span><text:span text:style-name="T11_26"><text:s/></text:span><text:span text:style-name="T11_27">maior</text:span><text:span text:style-name="T11_28"><text:s/></text:span><text:span text:style-name="T11_29">nível</text:span><text:span text:style-name="T11_30"><text:s/></text:span><text:span text:style-name="T11_31">de</text:span><text:span text:style-name="T11_32"><text:s/></text:span><text:span text:style-name="T11_33">controle</text:span><text:span text:style-name="T11_34">,<text:s/></text:span><text:span text:style-name="T11_35">outros</text:span><text:span text:style-name="T11_36"><text:s/></text:span><text:span text:style-name="T11_37">nem</text:span><text:span text:style-name="T11_38"><text:s/></text:span><text:span text:style-name="T11_39">tanto</text:span><text:span text:style-name="T11_40">.</text:span></text:p>
      <text:p text:style-name="P12"><text:span text:style-name="T12_1">Nesse</text:span><text:span text:style-name="T12_2"><text:s/></text:span><text:span text:style-name="T12_3">documento</text:span><text:span text:style-name="T12_4">,<text:s/></text:span><text:span text:style-name="T12_5">identificaremos</text:span><text:span text:style-name="T12_6"><text:s/></text:span><text:span text:style-name="T12_7">e</text:span><text:span text:style-name="T12_8"><text:s/></text:span><text:span text:style-name="T12_9">registraremos</text:span><text:span text:style-name="T12_10"><text:s/></text:span><text:span text:style-name="T12_11">os</text:span><text:span text:style-name="T12_12"><text:s/></text:span><text:span text:style-name="T12_13">artefatos</text:span><text:span text:style-name="T12_14"><text:s/></text:span><text:span text:style-name="T12_15">que</text:span><text:span text:style-name="T12_16"><text:s/></text:span><text:span text:style-name="T12_17">a</text:span><text:span text:style-name="T12_18"><text:s/></text:span><text:span text:style-name="T12_19">GCO</text:span><text:span text:style-name="T12_20"><text:s/></text:span><text:span text:style-name="T12_21">aplicará</text:span><text:span text:style-name="T12_22"><text:s/></text:span><text:span text:style-name="T12_23">maior</text:span><text:span text:style-name="T12_24"><text:s/></text:span><text:span text:style-name="T12_25">controle</text:span><text:span text:style-name="T12_26">.</text:span></text:p>
      <text:p text:style-name="P13"/>
      <text:h text:style-name="P14" text:outline-level="10"><text:bookmark-start text:name="h.dv4ctddvntjq"/><text:bookmark-end text:name="h.dv4ctddvntjq"/><text:span text:style-name="T14_1">Itens</text:span><text:span text:style-name="T14_2"><text:s/></text:span><text:span text:style-name="T14_3">versionados</text:span></text:h>
      <text:p text:style-name="P15"><text:span text:style-name="T15_1">Todos</text:span><text:span text:style-name="T15_2"><text:s/></text:span><text:span text:style-name="T15_3">artefatos</text:span><text:span text:style-name="T15_4"><text:s/></text:span><text:span text:style-name="T15_5">que</text:span><text:span text:style-name="T15_6"><text:s/></text:span><text:span text:style-name="T15_7">estão</text:span><text:span text:style-name="T15_8"><text:s/></text:span><text:span text:style-name="T15_9">no</text:span><text:span text:style-name="T15_10"><text:s/></text:span><text:span text:style-name="T15_11">repositório</text:span><text:span text:style-name="T15_12"><text:s/></text:span><text:span text:style-name="T15_13">são</text:span><text:span text:style-name="T15_14"><text:s/></text:span><text:span text:style-name="T15_15">itens</text:span><text:span text:style-name="T15_16"><text:s/></text:span><text:span text:style-name="T15_17">versionados</text:span><text:span text:style-name="T15_18">.<text:s/></text:span><text:span text:style-name="T15_19">Não</text:span><text:span text:style-name="T15_20"><text:s/></text:span><text:span text:style-name="T15_21">é</text:span><text:span text:style-name="T15_22"><text:s/></text:span><text:span text:style-name="T15_23">necessário</text:span><text:span text:style-name="T15_24"><text:s/></text:span><text:span text:style-name="T15_25">identificação</text:span><text:span text:style-name="T15_26"><text:s/></text:span><text:span text:style-name="T15_27">desses</text:span><text:span text:style-name="T15_28"><text:s/></text:span><text:span text:style-name="T15_29">itens</text:span><text:span text:style-name="T15_30">.</text:span></text:p>
      <text:h text:style-name="P16" text:outline-level="10"><text:bookmark-start text:name="h.hyr0803pb6ht"/><text:bookmark-end text:name="h.hyr0803pb6ht"/><text:span text:style-name="T16_1">Itens</text:span><text:span text:style-name="T16_2"><text:s/></text:span><text:span text:style-name="T16_3">de</text:span><text:span text:style-name="T16_4"><text:s/></text:span><text:span text:style-name="T16_5">configuração</text:span></text:h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7"><text:span text:style-name="T17_1">IC</text:span></text:p>
          </table:table-cell>
          <table:table-cell table:style-name="Cell2">
            <text:p text:style-name="P18"><text:span text:style-name="T18_1">Desc</text:span><text:span text:style-name="T18_2">.<text:s/></text:span><text:span text:style-name="T18_3">Funcional</text:span></text:p>
          </table:table-cell>
          <table:table-cell table:style-name="Cell3">
            <text:p text:style-name="P19"><text:span text:style-name="T19_1">Desc</text:span><text:span text:style-name="T19_2">.<text:s/></text:span><text:span text:style-name="T19_3">Física</text:span></text:p>
          </table:table-cell>
          <table:table-cell table:style-name="Cell4">
            <text:p text:style-name="P20"><text:span text:style-name="T20_1">Responsável</text:span></text:p>
          </table:table-cell>
        </table:table-row>
        <table:table-row table:style-name="Row2">
          <table:table-cell table:style-name="Cell5">
            <text:p text:style-name="P21"><text:span text:style-name="T21_1">RELPREV</text:span><text:span text:style-name="T21_2">-022013-</text:span><text:span text:style-name="T21_3">GCO</text:span><text:span text:style-name="T21_4">-</text:span><text:span text:style-name="T21_5">PLANO</text:span><text:span text:style-name="T21_6">_</text:span><text:span text:style-name="T21_7">GERENCIA</text:span><text:span text:style-name="T21_8">_</text:span><text:span text:style-name="T21_9">CONFIGURACAO</text:span><text:span text:style-name="T21_10">.</text:span><text:span text:style-name="T21_11">odt</text:span></text:p>
          </table:table-cell>
          <table:table-cell table:style-name="Cell6">
            <text:p text:style-name="P22"><text:span text:style-name="T22_1">Documentar</text:span><text:span text:style-name="T22_2"><text:s/></text:span><text:span text:style-name="T22_3">o</text:span><text:span text:style-name="T22_4"><text:s/></text:span><text:span text:style-name="T22_5">planejamento</text:span><text:span text:style-name="T22_6"><text:s/></text:span><text:span text:style-name="T22_7">de</text:span><text:span text:style-name="T22_8"><text:s/></text:span><text:span text:style-name="T22_9">gerência</text:span><text:span text:style-name="T22_10"><text:s/></text:span><text:span text:style-name="T22_11">da</text:span><text:span text:style-name="T22_12"><text:s/></text:span><text:span text:style-name="T22_13">configuração</text:span><text:span text:style-name="T22_14"><text:s/></text:span><text:span text:style-name="T22_15">do</text:span><text:span text:style-name="T22_16"><text:s/></text:span><text:span text:style-name="T22_17">projeto</text:span></text:p>
          </table:table-cell>
          <table:table-cell table:style-name="Cell7">
            <text:p text:style-name="P23"><text:span text:style-name="T23_1"><text:a xlink:type="simple" xlink:href="https://relprev-022013.googlecode.com/svn/trunk/artefatos_de_processo/GCO/RELPREV-022013-GCO-Plano_de_gerencia_configuracao.odt"><text:span text:style-name="T23_2">link</text:span></text:a></text:span></text:p>
          </table:table-cell>
          <table:table-cell table:style-name="Cell8">
            <text:p text:style-name="P24"><text:span text:style-name="T24_1">Gerente</text:span><text:span text:style-name="T24_2"><text:s/></text:span><text:span text:style-name="T24_3">de</text:span><text:span text:style-name="T24_4"><text:s/></text:span><text:span text:style-name="T24_5">Configuração</text:span></text:p>
          </table:table-cell>
        </table:table-row>
      </table:table>
      <text:p text:style-name="P25"/>
      <text:h text:style-name="P26" text:outline-level="10"><text:bookmark-start text:name="h.vbqbjrb6dsjp"/><text:bookmark-end text:name="h.vbqbjrb6dsjp"/><text:span text:style-name="T26_1">Itens</text:span><text:span text:style-name="T26_2"><text:s/></text:span><text:span text:style-name="T26_3">de</text:span><text:span text:style-name="T26_4"><text:s/></text:span><text:span text:style-name="T26_5">baseline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3">
          <table:table-cell table:style-name="Cell9">
            <text:p text:style-name="P27"><text:span text:style-name="T27_1">IC</text:span></text:p>
          </table:table-cell>
          <table:table-cell table:style-name="Cell10">
            <text:p text:style-name="P28"><text:span text:style-name="T28_1">Desc</text:span><text:span text:style-name="T28_2">.<text:s/></text:span><text:span text:style-name="T28_3">Funcional</text:span></text:p>
          </table:table-cell>
          <table:table-cell table:style-name="Cell11">
            <text:p text:style-name="P29"><text:span text:style-name="T29_1">Desc</text:span><text:span text:style-name="T29_2">.<text:s/></text:span><text:span text:style-name="T29_3">Física</text:span></text:p>
          </table:table-cell>
          <table:table-cell table:style-name="Cell12">
            <text:p text:style-name="P30"><text:span text:style-name="T30_1">Responsável</text:span></text:p>
          </table:table-cell>
        </table:table-row>
        <table:table-row table:style-name="Row4">
          <table:table-cell table:style-name="Cell13">
            <text:p text:style-name="P31"/>
          </table:table-cell>
          <table:table-cell table:style-name="Cell14">
            <text:p text:style-name="P32"/>
          </table:table-cell>
          <table:table-cell table:style-name="Cell15">
            <text:p text:style-name="P33"/>
          </table:table-cell>
          <table:table-cell table:style-name="Cell16">
            <text:p text:style-name="P34"/>
          </table:table-cell>
        </table:table-row>
      </table:table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